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40733521946486245">
            <text:p>0.40733521946486245</text:p>
          </table:table-cell>
          <table:table-cell office:value-type="float" office:value="0.3948171797924093">
            <text:p>0.3948171797924093</text:p>
          </table:table-cell>
          <table:table-cell office:value-type="float" office:value="0.34025948974763676">
            <text:p>0.34025948974763676</text:p>
          </table:table-cell>
          <table:table-cell office:value-type="float" office:value="0.3271464147477874">
            <text:p>0.3271464147477874</text:p>
          </table:table-cell>
          <table:table-cell office:value-type="float" office:value="0.29079170088696277">
            <text:p>0.29079170088696277</text:p>
          </table:table-cell>
          <table:table-cell office:value-type="float" office:value="0.3009042913653895">
            <text:p>0.3009042913653895</text:p>
          </table:table-cell>
          <table:table-cell office:value-type="float" office:value="0.35112294884600187">
            <text:p>0.35112294884600187</text:p>
          </table:table-cell>
          <table:table-cell office:value-type="float" office:value="0.20716337209791483">
            <text:p>0.20716337209791483</text:p>
          </table:table-cell>
          <table:table-cell office:value-type="float" office:value="0.22426585374283142">
            <text:p>0.22426585374283142</text:p>
          </table:table-cell>
          <table:table-cell office:value-type="float" office:value="0.24689280494894006">
            <text:p>0.24689280494894006</text:p>
          </table:table-cell>
          <table:table-cell office:value-type="float" office:value="0.2326370801217815">
            <text:p>0.2326370801217815</text:p>
          </table:table-cell>
          <table:table-cell office:value-type="float" office:value="0.23294751446754675">
            <text:p>0.23294751446754675</text:p>
          </table:table-cell>
          <table:table-cell office:value-type="float" office:value="0.24074067023828716">
            <text:p>0.24074067023828716</text:p>
          </table:table-cell>
          <table:table-cell office:value-type="float" office:value="0.24067713844366587">
            <text:p>0.24067713844366587</text:p>
          </table:table-cell>
          <table:table-cell office:value-type="float" office:value="0.23437492440140872">
            <text:p>0.23437492440140872</text:p>
          </table:table-cell>
          <table:table-cell office:value-type="float" office:value="0.24049970938110185">
            <text:p>0.24049970938110185</text:p>
          </table:table-cell>
          <table:table-cell office:value-type="float" office:value="0.2472212402060685">
            <text:p>0.2472212402060685</text:p>
          </table:table-cell>
          <table:table-cell office:value-type="float" office:value="0.2747590754556551">
            <text:p>0.2747590754556551</text:p>
          </table:table-cell>
          <table:table-cell office:value-type="float" office:value="0.2555145126525642">
            <text:p>0.2555145126525642</text:p>
          </table:table-cell>
          <table:table-cell office:value-type="float" office:value="0.25110633069549204">
            <text:p>0.25110633069549204</text:p>
          </table:table-cell>
          <table:table-cell office:value-type="float" office:value="0.2563582799540747">
            <text:p>0.2563582799540747</text:p>
          </table:table-cell>
          <table:table-cell office:value-type="float" office:value="0.24472716164311653">
            <text:p>0.24472716164311653</text:p>
          </table:table-cell>
          <table:table-cell office:value-type="float" office:value="0.38495045511694753">
            <text:p>0.38495045511694753</text:p>
          </table:table-cell>
          <table:table-cell office:value-type="float" office:value="0.39215372004209137">
            <text:p>0.392153720042091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283274083875488">
            <text:p>0.3283274083875488</text:p>
          </table:table-cell>
          <table:table-cell office:value-type="float" office:value="0.31340793519058335">
            <text:p>0.31340793519058335</text:p>
          </table:table-cell>
          <table:table-cell office:value-type="float" office:value="0.30795443653388765">
            <text:p>0.30795443653388765</text:p>
          </table:table-cell>
          <table:table-cell office:value-type="float" office:value="0.29803466069362117">
            <text:p>0.29803466069362117</text:p>
          </table:table-cell>
          <table:table-cell office:value-type="float" office:value="0.2936570678984394">
            <text:p>0.2936570678984394</text:p>
          </table:table-cell>
          <table:table-cell office:value-type="float" office:value="0.2917551490742531">
            <text:p>0.2917551490742531</text:p>
          </table:table-cell>
          <table:table-cell office:value-type="float" office:value="0.3161610270668893">
            <text:p>0.3161610270668893</text:p>
          </table:table-cell>
          <table:table-cell office:value-type="float" office:value="0.3713060965338192">
            <text:p>0.3713060965338192</text:p>
          </table:table-cell>
          <table:table-cell office:value-type="float" office:value="0.42186401528040957">
            <text:p>0.42186401528040957</text:p>
          </table:table-cell>
          <table:table-cell office:value-type="float" office:value="0.4463370963318036">
            <text:p>0.4463370963318036</text:p>
          </table:table-cell>
          <table:table-cell office:value-type="float" office:value="0.4574077327648062">
            <text:p>0.4574077327648062</text:p>
          </table:table-cell>
          <table:table-cell office:value-type="float" office:value="0.4619533003608118">
            <text:p>0.4619533003608118</text:p>
          </table:table-cell>
          <table:table-cell office:value-type="float" office:value="0.463401746345701">
            <text:p>0.463401746345701</text:p>
          </table:table-cell>
          <table:table-cell office:value-type="float" office:value="0.459030919840892">
            <text:p>0.459030919840892</text:p>
          </table:table-cell>
          <table:table-cell office:value-type="float" office:value="0.4534083296170009">
            <text:p>0.4534083296170009</text:p>
          </table:table-cell>
          <table:table-cell office:value-type="float" office:value="0.4503675718616154">
            <text:p>0.4503675718616154</text:p>
          </table:table-cell>
          <table:table-cell office:value-type="float" office:value="0.4568950713077756">
            <text:p>0.4568950713077756</text:p>
          </table:table-cell>
          <table:table-cell office:value-type="float" office:value="0.4772255403471496">
            <text:p>0.4772255403471496</text:p>
          </table:table-cell>
          <table:table-cell office:value-type="float" office:value="0.4886631330716666">
            <text:p>0.4886631330716666</text:p>
          </table:table-cell>
          <table:table-cell office:value-type="float" office:value="0.4831292929283043">
            <text:p>0.4831292929283043</text:p>
          </table:table-cell>
          <table:table-cell office:value-type="float" office:value="0.4679881087603657">
            <text:p>0.4679881087603657</text:p>
          </table:table-cell>
          <table:table-cell office:value-type="float" office:value="0.44744795041155555">
            <text:p>0.44744795041155555</text:p>
          </table:table-cell>
          <table:table-cell office:value-type="float" office:value="0.4159171686557111">
            <text:p>0.4159171686557111</text:p>
          </table:table-cell>
          <table:table-cell office:value-type="float" office:value="0.3695215695630038">
            <text:p>0.369521569563003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448401437098304">
            <text:p>0.7448401437098304</text:p>
          </table:table-cell>
          <table:table-cell office:value-type="float" office:value="0.7169855968117211">
            <text:p>0.7169855968117211</text:p>
          </table:table-cell>
          <table:table-cell office:value-type="float" office:value="0.6568219701196326">
            <text:p>0.6568219701196326</text:p>
          </table:table-cell>
          <table:table-cell office:value-type="float" office:value="0.6335118384380443">
            <text:p>0.6335118384380443</text:p>
          </table:table-cell>
          <table:table-cell office:value-type="float" office:value="0.5926571678664202">
            <text:p>0.5926571678664202</text:p>
          </table:table-cell>
          <table:table-cell office:value-type="float" office:value="0.6008146764592691">
            <text:p>0.6008146764592691</text:p>
          </table:table-cell>
          <table:table-cell office:value-type="float" office:value="0.6761214130725068">
            <text:p>0.6761214130725068</text:p>
          </table:table-cell>
          <table:table-cell office:value-type="float" office:value="0.5888483389357133">
            <text:p>0.5888483389357133</text:p>
          </table:table-cell>
          <table:table-cell office:value-type="float" office:value="0.6579219509238202">
            <text:p>0.6579219509238202</text:p>
          </table:table-cell>
          <table:table-cell office:value-type="float" office:value="0.705706062803344">
            <text:p>0.705706062803344</text:p>
          </table:table-cell>
          <table:table-cell office:value-type="float" office:value="0.7028304244849971">
            <text:p>0.7028304244849971</text:p>
          </table:table-cell>
          <table:table-cell office:value-type="float" office:value="0.707813485629343">
            <text:p>0.707813485629343</text:p>
          </table:table-cell>
          <table:table-cell office:value-type="float" office:value="0.7170955748242033">
            <text:p>0.7170955748242033</text:p>
          </table:table-cell>
          <table:table-cell office:value-type="float" office:value="0.712539041742732">
            <text:p>0.712539041742732</text:p>
          </table:table-cell>
          <table:table-cell office:value-type="float" office:value="0.7004570729827849">
            <text:p>0.7004570729827849</text:p>
          </table:table-cell>
          <table:table-cell office:value-type="float" office:value="0.7034561039448073">
            <text:p>0.7034561039448073</text:p>
          </table:table-cell>
          <table:table-cell office:value-type="float" office:value="0.7168875930303579">
            <text:p>0.7168875930303579</text:p>
          </table:table-cell>
          <table:table-cell office:value-type="float" office:value="0.7653241812859638">
            <text:p>0.7653241812859638</text:p>
          </table:table-cell>
          <table:table-cell office:value-type="float" office:value="0.75783691856632">
            <text:p>0.75783691856632</text:p>
          </table:table-cell>
          <table:table-cell office:value-type="float" office:value="0.7477402127435703">
            <text:p>0.7477402127435703</text:p>
          </table:table-cell>
          <table:table-cell office:value-type="float" office:value="0.7374277464674386">
            <text:p>0.7374277464674386</text:p>
          </table:table-cell>
          <table:table-cell office:value-type="float" office:value="0.7046823245363819">
            <text:p>0.7046823245363819</text:p>
          </table:table-cell>
          <table:table-cell office:value-type="float" office:value="0.8124934774577258">
            <text:p>0.8124934774577258</text:p>
          </table:table-cell>
          <table:table-cell office:value-type="float" office:value="0.7720042782234326">
            <text:p>0.772004278223432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165609168216036">
            <text:p>0.2165609168216036</text:p>
          </table:table-cell>
          <table:table-cell office:value-type="float" office:value="0.2067202068732683">
            <text:p>0.2067202068732683</text:p>
          </table:table-cell>
          <table:table-cell office:value-type="float" office:value="0.20312314297056483">
            <text:p>0.20312314297056483</text:p>
          </table:table-cell>
          <table:table-cell office:value-type="float" office:value="0.1965801748973747">
            <text:p>0.1965801748973747</text:p>
          </table:table-cell>
          <table:table-cell office:value-type="float" office:value="0.19369276591177623">
            <text:p>0.19369276591177623</text:p>
          </table:table-cell>
          <table:table-cell office:value-type="float" office:value="0.19243828250964806">
            <text:p>0.19243828250964806</text:p>
          </table:table-cell>
          <table:table-cell office:value-type="float" office:value="0.20853611406102">
            <text:p>0.20853611406102</text:p>
          </table:table-cell>
          <table:table-cell office:value-type="float" office:value="0.24490915663032412">
            <text:p>0.24490915663032412</text:p>
          </table:table-cell>
          <table:table-cell office:value-type="float" office:value="0.2782565682586271">
            <text:p>0.2782565682586271</text:p>
          </table:table-cell>
          <table:table-cell office:value-type="float" office:value="0.29439872616121576">
            <text:p>0.29439872616121576</text:p>
          </table:table-cell>
          <table:table-cell office:value-type="float" office:value="0.30170078841518283">
            <text:p>0.30170078841518283</text:p>
          </table:table-cell>
          <table:table-cell office:value-type="float" office:value="0.3046989916139352">
            <text:p>0.3046989916139352</text:p>
          </table:table-cell>
          <table:table-cell office:value-type="float" office:value="0.30565436963733683">
            <text:p>0.30565436963733683</text:p>
          </table:table-cell>
          <table:table-cell office:value-type="float" office:value="0.30277142361769704">
            <text:p>0.30277142361769704</text:p>
          </table:table-cell>
          <table:table-cell office:value-type="float" office:value="0.2990628288958073">
            <text:p>0.2990628288958073</text:p>
          </table:table-cell>
          <table:table-cell office:value-type="float" office:value="0.2970571806601853">
            <text:p>0.2970571806601853</text:p>
          </table:table-cell>
          <table:table-cell office:value-type="float" office:value="0.30136264291676507">
            <text:p>0.30136264291676507</text:p>
          </table:table-cell>
          <table:table-cell office:value-type="float" office:value="0.31477238240882427">
            <text:p>0.31477238240882427</text:p>
          </table:table-cell>
          <table:table-cell office:value-type="float" office:value="0.3223164847389288">
            <text:p>0.3223164847389288</text:p>
          </table:table-cell>
          <table:table-cell office:value-type="float" office:value="0.31866642853169297">
            <text:p>0.31866642853169297</text:p>
          </table:table-cell>
          <table:table-cell office:value-type="float" office:value="0.30867948062113876">
            <text:p>0.30867948062113876</text:p>
          </table:table-cell>
          <table:table-cell office:value-type="float" office:value="0.29513143251414387">
            <text:p>0.29513143251414387</text:p>
          </table:table-cell>
          <table:table-cell office:value-type="float" office:value="0.2743340978088811">
            <text:p>0.2743340978088811</text:p>
          </table:table-cell>
          <table:table-cell office:value-type="float" office:value="0.24373210352108032">
            <text:p>0.2437321035210803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837989917279201">
            <text:p>0.6837989917279201</text:p>
          </table:table-cell>
          <table:table-cell office:value-type="float" office:value="0.6587182060438941">
            <text:p>0.6587182060438941</text:p>
          </table:table-cell>
          <table:table-cell office:value-type="float" office:value="0.5995684692429103">
            <text:p>0.5995684692429103</text:p>
          </table:table-cell>
          <table:table-cell office:value-type="float" office:value="0.5781025775766954">
            <text:p>0.5781025775766954</text:p>
          </table:table-cell>
          <table:table-cell office:value-type="float" office:value="0.5380617693275551">
            <text:p>0.5380617693275551</text:p>
          </table:table-cell>
          <table:table-cell office:value-type="float" office:value="0.5465728740961688">
            <text:p>0.5465728740961688</text:p>
          </table:table-cell>
          <table:table-cell office:value-type="float" office:value="0.6173421798713384">
            <text:p>0.6173421798713384</text:p>
          </table:table-cell>
          <table:table-cell office:value-type="float" office:value="0.5198167829604112">
            <text:p>0.5198167829604112</text:p>
          </table:table-cell>
          <table:table-cell office:value-type="float" office:value="0.5794908945618289">
            <text:p>0.5794908945618289</text:p>
          </table:table-cell>
          <table:table-cell office:value-type="float" office:value="0.6227250815134883">
            <text:p>0.6227250815134883</text:p>
          </table:table-cell>
          <table:table-cell office:value-type="float" office:value="0.6177912403653429">
            <text:p>0.6177912403653429</text:p>
          </table:table-cell>
          <table:table-cell office:value-type="float" office:value="0.6219292100693055">
            <text:p>0.6219292100693055</text:p>
          </table:table-cell>
          <table:table-cell office:value-type="float" office:value="0.6309420107148616">
            <text:p>0.6309420107148616</text:p>
          </table:table-cell>
          <table:table-cell office:value-type="float" office:value="0.6271980819976644">
            <text:p>0.6271980819976644</text:p>
          </table:table-cell>
          <table:table-cell office:value-type="float" office:value="0.6161614398708914">
            <text:p>0.6161614398708914</text:p>
          </table:table-cell>
          <table:table-cell office:value-type="float" office:value="0.6197257948099723">
            <text:p>0.6197257948099723</text:p>
          </table:table-cell>
          <table:table-cell office:value-type="float" office:value="0.631943720618207">
            <text:p>0.631943720618207</text:p>
          </table:table-cell>
          <table:table-cell office:value-type="float" office:value="0.6766005597002971">
            <text:p>0.6766005597002971</text:p>
          </table:table-cell>
          <table:table-cell office:value-type="float" office:value="0.6669868712910246">
            <text:p>0.6669868712910246</text:p>
          </table:table-cell>
          <table:table-cell office:value-type="float" office:value="0.6579189920864761">
            <text:p>0.6579189920864761</text:p>
          </table:table-cell>
          <table:table-cell office:value-type="float" office:value="0.6504215065288921">
            <text:p>0.6504215065288921</text:p>
          </table:table-cell>
          <table:table-cell office:value-type="float" office:value="0.6214948182626843">
            <text:p>0.6214948182626843</text:p>
          </table:table-cell>
          <table:table-cell office:value-type="float" office:value="0.7351680320175092">
            <text:p>0.7351680320175092</text:p>
          </table:table-cell>
          <table:table-cell office:value-type="float" office:value="0.7033044934596073">
            <text:p>0.703304493459607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4561528709571265">
            <text:p>0.34561528709571265</text:p>
          </table:table-cell>
          <table:table-cell office:value-type="float" office:value="0.32991023817028153">
            <text:p>0.32991023817028153</text:p>
          </table:table-cell>
          <table:table-cell office:value-type="float" office:value="0.3241695888800919">
            <text:p>0.3241695888800919</text:p>
          </table:table-cell>
          <table:table-cell office:value-type="float" office:value="0.3137274933151924">
            <text:p>0.3137274933151924</text:p>
          </table:table-cell>
          <table:table-cell office:value-type="float" office:value="0.30911940105105495">
            <text:p>0.30911940105105495</text:p>
          </table:table-cell>
          <table:table-cell office:value-type="float" office:value="0.30711733785541073">
            <text:p>0.30711733785541073</text:p>
          </table:table-cell>
          <table:table-cell office:value-type="float" office:value="0.3328082924140725">
            <text:p>0.3328082924140725</text:p>
          </table:table-cell>
          <table:table-cell office:value-type="float" office:value="0.3908569917575929">
            <text:p>0.3908569917575929</text:p>
          </table:table-cell>
          <table:table-cell office:value-type="float" office:value="0.4440770067675473">
            <text:p>0.4440770067675473</text:p>
          </table:table-cell>
          <table:table-cell office:value-type="float" office:value="0.46983870292088864">
            <text:p>0.46983870292088864</text:p>
          </table:table-cell>
          <table:table-cell office:value-type="float" office:value="0.48149225693855485">
            <text:p>0.48149225693855485</text:p>
          </table:table-cell>
          <table:table-cell office:value-type="float" office:value="0.48627716861383086">
            <text:p>0.48627716861383086</text:p>
          </table:table-cell>
          <table:table-cell office:value-type="float" office:value="0.48780188163540905">
            <text:p>0.48780188163540905</text:p>
          </table:table-cell>
          <table:table-cell office:value-type="float" office:value="0.48320091193652226">
            <text:p>0.48320091193652226</text:p>
          </table:table-cell>
          <table:table-cell office:value-type="float" office:value="0.47728226766617265">
            <text:p>0.47728226766617265</text:p>
          </table:table-cell>
          <table:table-cell office:value-type="float" office:value="0.47408140067253046">
            <text:p>0.47408140067253046</text:p>
          </table:table-cell>
          <table:table-cell office:value-type="float" office:value="0.4809526016063228">
            <text:p>0.4809526016063228</text:p>
          </table:table-cell>
          <table:table-cell office:value-type="float" office:value="0.5023535590479855">
            <text:p>0.5023535590479855</text:p>
          </table:table-cell>
          <table:table-cell office:value-type="float" office:value="0.5143933912160692">
            <text:p>0.5143933912160692</text:p>
          </table:table-cell>
          <table:table-cell office:value-type="float" office:value="0.5085681701074112">
            <text:p>0.5085681701074112</text:p>
          </table:table-cell>
          <table:table-cell office:value-type="float" office:value="0.4926297361555484">
            <text:p>0.4926297361555484</text:p>
          </table:table-cell>
          <table:table-cell office:value-type="float" office:value="0.47100804834221865">
            <text:p>0.47100804834221865</text:p>
          </table:table-cell>
          <table:table-cell office:value-type="float" office:value="0.43781703257409477">
            <text:p>0.43781703257409477</text:p>
          </table:table-cell>
          <table:table-cell office:value-type="float" office:value="0.38897850161150077">
            <text:p>0.3889785016115007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201656194324338">
            <text:p>1.0201656194324338</text:p>
          </table:table-cell>
          <table:table-cell office:value-type="float" office:value="0.9798000516735961">
            <text:p>0.9798000516735961</text:p>
          </table:table-cell>
          <table:table-cell office:value-type="float" office:value="0.9150632852628939">
            <text:p>0.9150632852628939</text:p>
          </table:table-cell>
          <table:table-cell office:value-type="float" office:value="0.883434728337137">
            <text:p>0.883434728337137</text:p>
          </table:table-cell>
          <table:table-cell office:value-type="float" office:value="0.8389091402969628">
            <text:p>0.8389091402969628</text:p>
          </table:table-cell>
          <table:table-cell office:value-type="float" office:value="0.8454717570480794">
            <text:p>0.8454717570480794</text:p>
          </table:table-cell>
          <table:table-cell office:value-type="float" office:value="0.941244527860992">
            <text:p>0.941244527860992</text:p>
          </table:table-cell>
          <table:table-cell office:value-type="float" office:value="0.9002144480550797">
            <text:p>0.9002144480550797</text:p>
          </table:table-cell>
          <table:table-cell office:value-type="float" office:value="1.0116844079411955">
            <text:p>1.0116844079411955</text:p>
          </table:table-cell>
          <table:table-cell office:value-type="float" office:value="1.0799909084813675">
            <text:p>1.0799909084813675</text:p>
          </table:table-cell>
          <table:table-cell office:value-type="float" office:value="1.0863987724372846">
            <text:p>1.0863987724372846</text:p>
          </table:table-cell>
          <table:table-cell office:value-type="float" office:value="1.0951936096588863">
            <text:p>1.0951936096588863</text:p>
          </table:table-cell>
          <table:table-cell office:value-type="float" office:value="1.1056903220306735">
            <text:p>1.1056903220306735</text:p>
          </table:table-cell>
          <table:table-cell office:value-type="float" office:value="1.0974685454879656">
            <text:p>1.0974685454879656</text:p>
          </table:table-cell>
          <table:table-cell office:value-type="float" office:value="1.080671641914051">
            <text:p>1.080671641914051</text:p>
          </table:table-cell>
          <table:table-cell office:value-type="float" office:value="1.0811207850075277">
            <text:p>1.0811207850075277</text:p>
          </table:table-cell>
          <table:table-cell office:value-type="float" office:value="1.1000260385257188">
            <text:p>1.1000260385257188</text:p>
          </table:table-cell>
          <table:table-cell office:value-type="float" office:value="1.1655111457807572">
            <text:p>1.1655111457807572</text:p>
          </table:table-cell>
          <table:table-cell office:value-type="float" office:value="1.1676151038290177">
            <text:p>1.1676151038290177</text:p>
          </table:table-cell>
          <table:table-cell office:value-type="float" office:value="1.1528778863367528">
            <text:p>1.1528778863367528</text:p>
          </table:table-cell>
          <table:table-cell office:value-type="float" office:value="1.1298684790573883">
            <text:p>1.1298684790573883</text:p>
          </table:table-cell>
          <table:table-cell office:value-type="float" office:value="1.079898698987676">
            <text:p>1.079898698987676</text:p>
          </table:table-cell>
          <table:table-cell office:value-type="float" office:value="1.1612690880097527">
            <text:p>1.1612690880097527</text:p>
          </table:table-cell>
          <table:table-cell office:value-type="float" office:value="1.0818739367735588">
            <text:p>1.081873936773558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469466412306832">
            <text:p>0.6469466412306832</text:p>
          </table:table-cell>
          <table:table-cell office:value-type="float" office:value="0.623540457305277">
            <text:p>0.623540457305277</text:p>
          </table:table-cell>
          <table:table-cell office:value-type="float" office:value="0.5650028358464744">
            <text:p>0.5650028358464744</text:p>
          </table:table-cell>
          <table:table-cell office:value-type="float" office:value="0.5446503664739233">
            <text:p>0.5446503664739233</text:p>
          </table:table-cell>
          <table:table-cell office:value-type="float" office:value="0.5051009110022269">
            <text:p>0.5051009110022269</text:p>
          </table:table-cell>
          <table:table-cell office:value-type="float" office:value="0.513825492249914">
            <text:p>0.513825492249914</text:p>
          </table:table-cell>
          <table:table-cell office:value-type="float" office:value="0.5818554167032675">
            <text:p>0.5818554167032675</text:p>
          </table:table-cell>
          <table:table-cell office:value-type="float" office:value="0.47814038902660505">
            <text:p>0.47814038902660505</text:p>
          </table:table-cell>
          <table:table-cell office:value-type="float" office:value="0.5321397439843104">
            <text:p>0.5321397439843104</text:p>
          </table:table-cell>
          <table:table-cell office:value-type="float" office:value="0.5726270065622697">
            <text:p>0.5726270065622697</text:p>
          </table:table-cell>
          <table:table-cell office:value-type="float" office:value="0.5664505674352959">
            <text:p>0.5664505674352959</text:p>
          </table:table-cell>
          <table:table-cell office:value-type="float" office:value="0.5700783304188394">
            <text:p>0.5700783304188394</text:p>
          </table:table-cell>
          <table:table-cell office:value-type="float" office:value="0.578928553595236">
            <text:p>0.578928553595236</text:p>
          </table:table-cell>
          <table:table-cell office:value-type="float" office:value="0.5756752181888714">
            <text:p>0.5756752181888714</text:p>
          </table:table-cell>
          <table:table-cell office:value-type="float" office:value="0.5652696706961117">
            <text:p>0.5652696706961117</text:p>
          </table:table-cell>
          <table:table-cell office:value-type="float" office:value="0.5691753284558405">
            <text:p>0.5691753284558405</text:p>
          </table:table-cell>
          <table:table-cell office:value-type="float" office:value="0.5806605901875622">
            <text:p>0.5806605901875622</text:p>
          </table:table-cell>
          <table:table-cell office:value-type="float" office:value="0.6230354827989262">
            <text:p>0.6230354827989262</text:p>
          </table:table-cell>
          <table:table-cell office:value-type="float" office:value="0.6121380082506945">
            <text:p>0.6121380082506945</text:p>
          </table:table-cell>
          <table:table-cell office:value-type="float" office:value="0.6036912621326607">
            <text:p>0.6036912621326607</text:p>
          </table:table-cell>
          <table:table-cell office:value-type="float" office:value="0.5978932637687909">
            <text:p>0.5978932637687909</text:p>
          </table:table-cell>
          <table:table-cell office:value-type="float" office:value="0.5712720580648121">
            <text:p>0.5712720580648121</text:p>
          </table:table-cell>
          <table:table-cell office:value-type="float" office:value="0.6884843714836726">
            <text:p>0.6884843714836726</text:p>
          </table:table-cell>
          <table:table-cell office:value-type="float" office:value="0.6618283996278338">
            <text:p>0.661828399627833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8636825000703886">
            <text:p>0.08636825000703886</text:p>
          </table:table-cell>
          <table:table-cell office:value-type="float" office:value="0.08244360418664516">
            <text:p>0.08244360418664516</text:p>
          </table:table-cell>
          <table:table-cell office:value-type="float" office:value="0.08100903270902259">
            <text:p>0.08100903270902259</text:p>
          </table:table-cell>
          <table:table-cell office:value-type="float" office:value="0.07839958354974119">
            <text:p>0.07839958354974119</text:p>
          </table:table-cell>
          <table:table-cell office:value-type="float" office:value="0.07724803476244947">
            <text:p>0.07724803476244947</text:p>
          </table:table-cell>
          <table:table-cell office:value-type="float" office:value="0.07674772502191611">
            <text:p>0.07674772502191611</text:p>
          </table:table-cell>
          <table:table-cell office:value-type="float" office:value="0.08316781947111655">
            <text:p>0.08316781947111655</text:p>
          </table:table-cell>
          <table:table-cell office:value-type="float" office:value="0.09767401975992548">
            <text:p>0.09767401975992548</text:p>
          </table:table-cell>
          <table:table-cell office:value-type="float" office:value="0.11097354594808613">
            <text:p>0.11097354594808613</text:p>
          </table:table-cell>
          <table:table-cell office:value-type="float" office:value="0.11741131851501818">
            <text:p>0.11741131851501818</text:p>
          </table:table-cell>
          <table:table-cell office:value-type="float" office:value="0.12032350760053635">
            <text:p>0.12032350760053635</text:p>
          </table:table-cell>
          <table:table-cell office:value-type="float" office:value="0.12151924304182588">
            <text:p>0.12151924304182588</text:p>
          </table:table-cell>
          <table:table-cell office:value-type="float" office:value="0.1219002643691615">
            <text:p>0.1219002643691615</text:p>
          </table:table-cell>
          <table:table-cell office:value-type="float" office:value="0.12075049549010666">
            <text:p>0.12075049549010666</text:p>
          </table:table-cell>
          <table:table-cell office:value-type="float" office:value="0.11927144358722402">
            <text:p>0.11927144358722402</text:p>
          </table:table-cell>
          <table:table-cell office:value-type="float" office:value="0.11847155628169025">
            <text:p>0.11847155628169025</text:p>
          </table:table-cell>
          <table:table-cell office:value-type="float" office:value="0.12018864931043126">
            <text:p>0.12018864931043126</text:p>
          </table:table-cell>
          <table:table-cell office:value-type="float" office:value="0.12553668601981355">
            <text:p>0.12553668601981355</text:p>
          </table:table-cell>
          <table:table-cell office:value-type="float" office:value="0.1285454048860245">
            <text:p>0.1285454048860245</text:p>
          </table:table-cell>
          <table:table-cell office:value-type="float" office:value="0.1270896991581716">
            <text:p>0.1270896991581716</text:p>
          </table:table-cell>
          <table:table-cell office:value-type="float" office:value="0.1231067311018599">
            <text:p>0.1231067311018599</text:p>
          </table:table-cell>
          <table:table-cell office:value-type="float" office:value="0.11770353451779596">
            <text:p>0.11770353451779596</text:p>
          </table:table-cell>
          <table:table-cell office:value-type="float" office:value="0.10940919669513183">
            <text:p>0.10940919669513183</text:p>
          </table:table-cell>
          <table:table-cell office:value-type="float" office:value="0.09720459056326924">
            <text:p>0.0972045905632692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47911806506061">
            <text:p>0.6047911806506061</text:p>
          </table:table-cell>
          <table:table-cell office:value-type="float" office:value="0.5773089614420677">
            <text:p>0.5773089614420677</text:p>
          </table:table-cell>
          <table:table-cell office:value-type="float" office:value="0.5672634160291611">
            <text:p>0.5672634160291611</text:p>
          </table:table-cell>
          <table:table-cell office:value-type="float" office:value="0.5489908235225287">
            <text:p>0.5489908235225287</text:p>
          </table:table-cell>
          <table:table-cell office:value-type="float" office:value="0.5409271363390307">
            <text:p>0.5409271363390307</text:p>
          </table:table-cell>
          <table:table-cell office:value-type="float" office:value="0.5374237318050318">
            <text:p>0.5374237318050318</text:p>
          </table:table-cell>
          <table:table-cell office:value-type="float" office:value="0.582380258092226">
            <text:p>0.582380258092226</text:p>
          </table:table-cell>
          <table:table-cell office:value-type="float" office:value="0.6839595073963155">
            <text:p>0.6839595073963155</text:p>
          </table:table-cell>
          <table:table-cell office:value-type="float" office:value="0.7770890560994071">
            <text:p>0.7770890560994071</text:p>
          </table:table-cell>
          <table:table-cell office:value-type="float" office:value="0.8221693728963503">
            <text:p>0.8221693728963503</text:p>
          </table:table-cell>
          <table:table-cell office:value-type="float" office:value="0.8425618930083691">
            <text:p>0.8425618930083691</text:p>
          </table:table-cell>
          <table:table-cell office:value-type="float" office:value="0.8509349959625706">
            <text:p>0.8509349959625706</text:p>
          </table:table-cell>
          <table:table-cell office:value-type="float" office:value="0.8536030868222739">
            <text:p>0.8536030868222739</text:p>
          </table:table-cell>
          <table:table-cell office:value-type="float" office:value="0.8455518633948904">
            <text:p>0.8455518633948904</text:p>
          </table:table-cell>
          <table:table-cell office:value-type="float" office:value="0.8351948450864837">
            <text:p>0.8351948450864837</text:p>
          </table:table-cell>
          <table:table-cell office:value-type="float" office:value="0.8295936572904858">
            <text:p>0.8295936572904858</text:p>
          </table:table-cell>
          <table:table-cell office:value-type="float" office:value="0.8416175517199141">
            <text:p>0.8416175517199141</text:p>
          </table:table-cell>
          <table:table-cell office:value-type="float" office:value="0.8790670245917916">
            <text:p>0.8790670245917916</text:p>
          </table:table-cell>
          <table:table-cell office:value-type="float" office:value="0.9001354917101269">
            <text:p>0.9001354917101269</text:p>
          </table:table-cell>
          <table:table-cell office:value-type="float" office:value="0.8899419543192899">
            <text:p>0.8899419543192899</text:p>
          </table:table-cell>
          <table:table-cell office:value-type="float" office:value="0.8620513353351817">
            <text:p>0.8620513353351817</text:p>
          </table:table-cell>
          <table:table-cell office:value-type="float" office:value="0.8242156070311234">
            <text:p>0.8242156070311234</text:p>
          </table:table-cell>
          <table:table-cell office:value-type="float" office:value="0.7661347455562728">
            <text:p>0.7661347455562728</text:p>
          </table:table-cell>
          <table:table-cell office:value-type="float" office:value="0.6806723429805212">
            <text:p>0.6806723429805212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872620628486063">
            <text:p>0.4872620628486063</text:p>
          </table:table-cell>
          <table:table-cell office:value-type="float" office:value="0.4651204654648533">
            <text:p>0.4651204654648533</text:p>
          </table:table-cell>
          <table:table-cell office:value-type="float" office:value="0.45702707168376977">
            <text:p>0.45702707168376977</text:p>
          </table:table-cell>
          <table:table-cell office:value-type="float" office:value="0.4423053935190913">
            <text:p>0.4423053935190913</text:p>
          </table:table-cell>
          <table:table-cell office:value-type="float" office:value="0.43580872330149617">
            <text:p>0.43580872330149617</text:p>
          </table:table-cell>
          <table:table-cell office:value-type="float" office:value="0.4329861356467085">
            <text:p>0.4329861356467085</text:p>
          </table:table-cell>
          <table:table-cell office:value-type="float" office:value="0.46920625663729565">
            <text:p>0.46920625663729565</text:p>
          </table:table-cell>
          <table:table-cell office:value-type="float" office:value="0.5510456024182282">
            <text:p>0.5510456024182282</text:p>
          </table:table-cell>
          <table:table-cell office:value-type="float" office:value="0.6260772785819121">
            <text:p>0.6260772785819121</text:p>
          </table:table-cell>
          <table:table-cell office:value-type="float" office:value="0.6623971338627337">
            <text:p>0.6623971338627337</text:p>
          </table:table-cell>
          <table:table-cell office:value-type="float" office:value="0.6788267739341629">
            <text:p>0.6788267739341629</text:p>
          </table:table-cell>
          <table:table-cell office:value-type="float" office:value="0.6855727311313556">
            <text:p>0.6855727311313556</text:p>
          </table:table-cell>
          <table:table-cell office:value-type="float" office:value="0.6877223316840085">
            <text:p>0.6877223316840085</text:p>
          </table:table-cell>
          <table:table-cell office:value-type="float" office:value="0.6812357031398202">
            <text:p>0.6812357031398202</text:p>
          </table:table-cell>
          <table:table-cell office:value-type="float" office:value="0.672891365015566">
            <text:p>0.672891365015566</text:p>
          </table:table-cell>
          <table:table-cell office:value-type="float" office:value="0.6683786564854174">
            <text:p>0.6683786564854174</text:p>
          </table:table-cell>
          <table:table-cell office:value-type="float" office:value="0.6780659465627208">
            <text:p>0.6780659465627208</text:p>
          </table:table-cell>
          <table:table-cell office:value-type="float" office:value="0.7082378604198538">
            <text:p>0.7082378604198538</text:p>
          </table:table-cell>
          <table:table-cell office:value-type="float" office:value="0.7252120906625888">
            <text:p>0.7252120906625888</text:p>
          </table:table-cell>
          <table:table-cell office:value-type="float" office:value="0.7169994641963081">
            <text:p>0.7169994641963081</text:p>
          </table:table-cell>
          <table:table-cell office:value-type="float" office:value="0.6945288313975599">
            <text:p>0.6945288313975599</text:p>
          </table:table-cell>
          <table:table-cell office:value-type="float" office:value="0.6640457231568244">
            <text:p>0.6640457231568244</text:p>
          </table:table-cell>
          <table:table-cell office:value-type="float" office:value="0.6172517200699811">
            <text:p>0.6172517200699811</text:p>
          </table:table-cell>
          <table:table-cell office:value-type="float" office:value="0.5483972329224311">
            <text:p>0.548397232922431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4994660957079552">
            <text:p>0.4994660957079552</text:p>
          </table:table-cell>
          <table:table-cell office:value-type="float" office:value="0.4827615516389544">
            <text:p>0.4827615516389544</text:p>
          </table:table-cell>
          <table:table-cell office:value-type="float" office:value="0.42667357323872795">
            <text:p>0.42667357323872795</text:p>
          </table:table-cell>
          <table:table-cell office:value-type="float" office:value="0.4107769425047195">
            <text:p>0.4107769425047195</text:p>
          </table:table-cell>
          <table:table-cell office:value-type="float" office:value="0.3731938467002842">
            <text:p>0.3731938467002842</text:p>
          </table:table-cell>
          <table:table-cell office:value-type="float" office:value="0.38277274598102545">
            <text:p>0.38277274598102545</text:p>
          </table:table-cell>
          <table:table-cell office:value-type="float" office:value="0.4398398567661801">
            <text:p>0.4398398567661801</text:p>
          </table:table-cell>
          <table:table-cell office:value-type="float" office:value="0.3113543569324324">
            <text:p>0.3113543569324324</text:p>
          </table:table-cell>
          <table:table-cell office:value-type="float" office:value="0.34264373018663014">
            <text:p>0.34264373018663014</text:p>
          </table:table-cell>
          <table:table-cell office:value-type="float" office:value="0.3721379923269869">
            <text:p>0.3721379923269869</text:p>
          </table:table-cell>
          <table:table-cell office:value-type="float" office:value="0.36098876244689965">
            <text:p>0.36098876244689965</text:p>
          </table:table-cell>
          <table:table-cell office:value-type="float" office:value="0.36257471359371063">
            <text:p>0.36257471359371063</text:p>
          </table:table-cell>
          <table:table-cell office:value-type="float" office:value="0.3707743130373518">
            <text:p>0.3707743130373518</text:p>
          </table:table-cell>
          <table:table-cell office:value-type="float" office:value="0.36948429796564974">
            <text:p>0.36948429796564974</text:p>
          </table:table-cell>
          <table:table-cell office:value-type="float" office:value="0.36160434733835656">
            <text:p>0.36160434733835656</text:p>
          </table:table-cell>
          <table:table-cell office:value-type="float" office:value="0.36687587526643034">
            <text:p>0.36687587526643034</text:p>
          </table:table-cell>
          <table:table-cell office:value-type="float" office:value="0.37542906628268286">
            <text:p>0.37542906628268286</text:p>
          </table:table-cell>
          <table:table-cell office:value-type="float" office:value="0.4086717677090802">
            <text:p>0.4086717677090802</text:p>
          </table:table-cell>
          <table:table-cell office:value-type="float" office:value="0.3926366702533892">
            <text:p>0.3926366702533892</text:p>
          </table:table-cell>
          <table:table-cell office:value-type="float" office:value="0.3866756555800327">
            <text:p>0.3866756555800327</text:p>
          </table:table-cell>
          <table:table-cell office:value-type="float" office:value="0.38767888685432916">
            <text:p>0.38767888685432916</text:p>
          </table:table-cell>
          <table:table-cell office:value-type="float" office:value="0.3702840621378006">
            <text:p>0.3702840621378006</text:p>
          </table:table-cell>
          <table:table-cell office:value-type="float" office:value="0.5016596064515406">
            <text:p>0.5016596064515406</text:p>
          </table:table-cell>
          <table:table-cell office:value-type="float" office:value="0.49584395462152664">
            <text:p>0.4958439546215266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28076435478556">
            <text:p>0.1728076435478556</text:p>
          </table:table-cell>
          <table:table-cell office:value-type="float" office:value="0.16495511908514077">
            <text:p>0.16495511908514077</text:p>
          </table:table-cell>
          <table:table-cell office:value-type="float" office:value="0.16208479444004667">
            <text:p>0.16208479444004667</text:p>
          </table:table-cell>
          <table:table-cell office:value-type="float" office:value="0.15686374665759548">
            <text:p>0.15686374665759548</text:p>
          </table:table-cell>
          <table:table-cell office:value-type="float" office:value="0.15455970052552676">
            <text:p>0.15455970052552676</text:p>
          </table:table-cell>
          <table:table-cell office:value-type="float" office:value="0.15355866892770537">
            <text:p>0.15355866892770537</text:p>
          </table:table-cell>
          <table:table-cell office:value-type="float" office:value="0.16640414620703625">
            <text:p>0.16640414620703625</text:p>
          </table:table-cell>
          <table:table-cell office:value-type="float" office:value="0.19542849587879718">
            <text:p>0.19542849587879718</text:p>
          </table:table-cell>
          <table:table-cell office:value-type="float" office:value="0.22203850338377365">
            <text:p>0.22203850338377365</text:p>
          </table:table-cell>
          <table:table-cell office:value-type="float" office:value="0.2349193514604436">
            <text:p>0.2349193514604436</text:p>
          </table:table-cell>
          <table:table-cell office:value-type="float" office:value="0.24074612846927743">
            <text:p>0.24074612846927743</text:p>
          </table:table-cell>
          <table:table-cell office:value-type="float" office:value="0.24313858430691543">
            <text:p>0.24313858430691543</text:p>
          </table:table-cell>
          <table:table-cell office:value-type="float" office:value="0.24390094081770453">
            <text:p>0.24390094081770453</text:p>
          </table:table-cell>
          <table:table-cell office:value-type="float" office:value="0.24160045596826113">
            <text:p>0.24160045596826113</text:p>
          </table:table-cell>
          <table:table-cell office:value-type="float" office:value="0.23864113383308705">
            <text:p>0.23864113383308705</text:p>
          </table:table-cell>
          <table:table-cell office:value-type="float" office:value="0.23704070033626523">
            <text:p>0.23704070033626523</text:p>
          </table:table-cell>
          <table:table-cell office:value-type="float" office:value="0.2404763008031614">
            <text:p>0.2404763008031614</text:p>
          </table:table-cell>
          <table:table-cell office:value-type="float" office:value="0.25117677952399203">
            <text:p>0.25117677952399203</text:p>
          </table:table-cell>
          <table:table-cell office:value-type="float" office:value="0.2571966956080346">
            <text:p>0.2571966956080346</text:p>
          </table:table-cell>
          <table:table-cell office:value-type="float" office:value="0.2542840850537056">
            <text:p>0.2542840850537056</text:p>
          </table:table-cell>
          <table:table-cell office:value-type="float" office:value="0.24631486807777347">
            <text:p>0.24631486807777347</text:p>
          </table:table-cell>
          <table:table-cell office:value-type="float" office:value="0.23550402417110933">
            <text:p>0.23550402417110933</text:p>
          </table:table-cell>
          <table:table-cell office:value-type="float" office:value="0.21890851628704666">
            <text:p>0.21890851628704666</text:p>
          </table:table-cell>
          <table:table-cell office:value-type="float" office:value="0.19448925080575039">
            <text:p>0.19448925080575039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396150552652977">
            <text:p>0.13396150552652977</text:p>
          </table:table-cell>
          <table:table-cell office:value-type="float" office:value="0.12984466180512075">
            <text:p>0.12984466180512075</text:p>
          </table:table-cell>
          <table:table-cell office:value-type="float" office:value="0.11190211731793094">
            <text:p>0.11190211731793094</text:p>
          </table:table-cell>
          <table:table-cell office:value-type="float" office:value="0.10758958261648784">
            <text:p>0.10758958261648784</text:p>
          </table:table-cell>
          <table:table-cell office:value-type="float" office:value="0.0956335032767727">
            <text:p>0.0956335032767727</text:p>
          </table:table-cell>
          <table:table-cell office:value-type="float" office:value="0.09895926000127851">
            <text:p>0.09895926000127851</text:p>
          </table:table-cell>
          <table:table-cell office:value-type="float" office:value="0.11547481436572057">
            <text:p>0.11547481436572057</text:p>
          </table:table-cell>
          <table:table-cell office:value-type="float" office:value="0.06813041418968994">
            <text:p>0.06813041418968994</text:p>
          </table:table-cell>
          <table:table-cell office:value-type="float" office:value="0.07375495653199683">
            <text:p>0.07375495653199683</text:p>
          </table:table-cell>
          <table:table-cell office:value-type="float" office:value="0.08119634707276023">
            <text:p>0.08119634707276023</text:p>
          </table:table-cell>
          <table:table-cell office:value-type="float" office:value="0.0765080258352126">
            <text:p>0.0765080258352126</text:p>
          </table:table-cell>
          <table:table-cell office:value-type="float" office:value="0.07661011927162216">
            <text:p>0.07661011927162216</text:p>
          </table:table-cell>
          <table:table-cell office:value-type="float" office:value="0.07917307683081098">
            <text:p>0.07917307683081098</text:p>
          </table:table-cell>
          <table:table-cell office:value-type="float" office:value="0.07915218294673332">
            <text:p>0.07915218294673332</text:p>
          </table:table-cell>
          <table:table-cell office:value-type="float" office:value="0.07707955568322171">
            <text:p>0.07707955568322171</text:p>
          </table:table-cell>
          <table:table-cell office:value-type="float" office:value="0.07909383134046524">
            <text:p>0.07909383134046524</text:p>
          </table:table-cell>
          <table:table-cell office:value-type="float" office:value="0.08130436052067844">
            <text:p>0.08130436052067844</text:p>
          </table:table-cell>
          <table:table-cell office:value-type="float" office:value="0.09036080762540563">
            <text:p>0.09036080762540563</text:p>
          </table:table-cell>
          <table:table-cell office:value-type="float" office:value="0.08403179288985502">
            <text:p>0.08403179288985502</text:p>
          </table:table-cell>
          <table:table-cell office:value-type="float" office:value="0.08258206140731829">
            <text:p>0.08258206140731829</text:p>
          </table:table-cell>
          <table:table-cell office:value-type="float" office:value="0.08430928506981672">
            <text:p>0.08430928506981672</text:p>
          </table:table-cell>
          <table:table-cell office:value-type="float" office:value="0.0804841257282306">
            <text:p>0.0804841257282306</text:p>
          </table:table-cell>
          <table:table-cell office:value-type="float" office:value="0.12659976367459078">
            <text:p>0.12659976367459078</text:p>
          </table:table-cell>
          <table:table-cell office:value-type="float" office:value="0.12896872213427504">
            <text:p>0.1289687221342750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0792474074190925">
            <text:p>0.10792474074190925</text:p>
          </table:table-cell>
          <table:table-cell office:value-type="float" office:value="0.10302054987738116">
            <text:p>0.10302054987738116</text:p>
          </table:table-cell>
          <table:table-cell office:value-type="float" office:value="0.10122792637527786">
            <text:p>0.10122792637527786</text:p>
          </table:table-cell>
          <table:table-cell office:value-type="float" office:value="0.09796718965811983">
            <text:p>0.09796718965811983</text:p>
          </table:table-cell>
          <table:table-cell office:value-type="float" office:value="0.09652822795274783">
            <text:p>0.09652822795274783</text:p>
          </table:table-cell>
          <table:table-cell office:value-type="float" office:value="0.09590304683545861">
            <text:p>0.09590304683545861</text:p>
          </table:table-cell>
          <table:table-cell office:value-type="float" office:value="0.10392552070649402">
            <text:p>0.10392552070649402</text:p>
          </table:table-cell>
          <table:table-cell office:value-type="float" office:value="0.12205229652043405">
            <text:p>0.12205229652043405</text:p>
          </table:table-cell>
          <table:table-cell office:value-type="float" office:value="0.1386712266913069">
            <text:p>0.1386712266913069</text:p>
          </table:table-cell>
          <table:table-cell office:value-type="float" office:value="0.1467157909285695">
            <text:p>0.1467157909285695</text:p>
          </table:table-cell>
          <table:table-cell office:value-type="float" office:value="0.15035482786656756">
            <text:p>0.15035482786656756</text:p>
          </table:table-cell>
          <table:table-cell office:value-type="float" office:value="0.15184900469065057">
            <text:p>0.15184900469065057</text:p>
          </table:table-cell>
          <table:table-cell office:value-type="float" office:value="0.15232512442176105">
            <text:p>0.15232512442176105</text:p>
          </table:table-cell>
          <table:table-cell office:value-type="float" office:value="0.15088838686860898">
            <text:p>0.15088838686860898</text:p>
          </table:table-cell>
          <table:table-cell office:value-type="float" office:value="0.14904018115471096">
            <text:p>0.14904018115471096</text:p>
          </table:table-cell>
          <table:table-cell office:value-type="float" office:value="0.14804065146567122">
            <text:p>0.14804065146567122</text:p>
          </table:table-cell>
          <table:table-cell office:value-type="float" office:value="0.1501863105468896">
            <text:p>0.1501863105468896</text:p>
          </table:table-cell>
          <table:table-cell office:value-type="float" office:value="0.1568691537825847">
            <text:p>0.1568691537825847</text:p>
          </table:table-cell>
          <table:table-cell office:value-type="float" office:value="0.16062881318953748">
            <text:p>0.16062881318953748</text:p>
          </table:table-cell>
          <table:table-cell office:value-type="float" office:value="0.15880978057903258">
            <text:p>0.15880978057903258</text:p>
          </table:table-cell>
          <table:table-cell office:value-type="float" office:value="0.15383271094029807">
            <text:p>0.15383271094029807</text:p>
          </table:table-cell>
          <table:table-cell office:value-type="float" office:value="0.1470809405794864">
            <text:p>0.1470809405794864</text:p>
          </table:table-cell>
          <table:table-cell office:value-type="float" office:value="0.13671643442052295">
            <text:p>0.13671643442052295</text:p>
          </table:table-cell>
          <table:table-cell office:value-type="float" office:value="0.1214657033644806">
            <text:p>0.121465703364480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4482707280906488">
            <text:p>0.24482707280906488</text:p>
          </table:table-cell>
          <table:table-cell office:value-type="float" office:value="0.2356713536402228">
            <text:p>0.2356713536402228</text:p>
          </table:table-cell>
          <table:table-cell office:value-type="float" office:value="0.21589572159757056">
            <text:p>0.21589572159757056</text:p>
          </table:table-cell>
          <table:table-cell office:value-type="float" office:value="0.2082337402253361">
            <text:p>0.2082337402253361</text:p>
          </table:table-cell>
          <table:table-cell office:value-type="float" office:value="0.19480491326011504">
            <text:p>0.19480491326011504</text:p>
          </table:table-cell>
          <table:table-cell office:value-type="float" office:value="0.19748626571818076">
            <text:p>0.19748626571818076</text:p>
          </table:table-cell>
          <table:table-cell office:value-type="float" office:value="0.22223939972085613">
            <text:p>0.22223939972085613</text:p>
          </table:table-cell>
          <table:table-cell office:value-type="float" office:value="0.19355296081661322">
            <text:p>0.19355296081661322</text:p>
          </table:table-cell>
          <table:table-cell office:value-type="float" office:value="0.2162572825079343">
            <text:p>0.2162572825079343</text:p>
          </table:table-cell>
          <table:table-cell office:value-type="float" office:value="0.23196379931834132">
            <text:p>0.23196379931834132</text:p>
          </table:table-cell>
          <table:table-cell office:value-type="float" office:value="0.2310185842706778">
            <text:p>0.2310185842706778</text:p>
          </table:table-cell>
          <table:table-cell office:value-type="float" office:value="0.23265650387517556">
            <text:p>0.23265650387517556</text:p>
          </table:table-cell>
          <table:table-cell office:value-type="float" office:value="0.23570750313497804">
            <text:p>0.23570750313497804</text:p>
          </table:table-cell>
          <table:table-cell office:value-type="float" office:value="0.23420978222678765">
            <text:p>0.23420978222678765</text:p>
          </table:table-cell>
          <table:table-cell office:value-type="float" office:value="0.2302384696300517">
            <text:p>0.2302384696300517</text:p>
          </table:table-cell>
          <table:table-cell office:value-type="float" office:value="0.2312242435278431">
            <text:p>0.2312242435278431</text:p>
          </table:table-cell>
          <table:table-cell office:value-type="float" office:value="0.2356391400449713">
            <text:p>0.2356391400449713</text:p>
          </table:table-cell>
          <table:table-cell office:value-type="float" office:value="0.25156012419119955">
            <text:p>0.25156012419119955</text:p>
          </table:table-cell>
          <table:table-cell office:value-type="float" office:value="0.24909907985774993">
            <text:p>0.24909907985774993</text:p>
          </table:table-cell>
          <table:table-cell office:value-type="float" office:value="0.24578031817113233">
            <text:p>0.24578031817113233</text:p>
          </table:table-cell>
          <table:table-cell office:value-type="float" office:value="0.24239063656878024">
            <text:p>0.24239063656878024</text:p>
          </table:table-cell>
          <table:table-cell office:value-type="float" office:value="0.2316272991372761">
            <text:p>0.2316272991372761</text:p>
          </table:table-cell>
          <table:table-cell office:value-type="float" office:value="0.26706455263228324">
            <text:p>0.26706455263228324</text:p>
          </table:table-cell>
          <table:table-cell office:value-type="float" office:value="0.2537558551719911">
            <text:p>0.253755855171991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121467731222887">
            <text:p>0.07121467731222887</text:p>
          </table:table-cell>
          <table:table-cell office:value-type="float" office:value="0.06797862256246441">
            <text:p>0.06797862256246441</text:p>
          </table:table-cell>
          <table:table-cell office:value-type="float" office:value="0.06679575102284321">
            <text:p>0.06679575102284321</text:p>
          </table:table-cell>
          <table:table-cell office:value-type="float" office:value="0.06464413767157409">
            <text:p>0.06464413767157409</text:p>
          </table:table-cell>
          <table:table-cell office:value-type="float" office:value="0.06369463162867542">
            <text:p>0.06369463162867542</text:p>
          </table:table-cell>
          <table:table-cell office:value-type="float" office:value="0.06328210275695059">
            <text:p>0.06328210275695059</text:p>
          </table:table-cell>
          <table:table-cell office:value-type="float" office:value="0.0685757720680294">
            <text:p>0.0685757720680294</text:p>
          </table:table-cell>
          <table:table-cell office:value-type="float" office:value="0.08053681530451849">
            <text:p>0.08053681530451849</text:p>
          </table:table-cell>
          <table:table-cell office:value-type="float" office:value="0.09150289908899017">
            <text:p>0.09150289908899017</text:p>
          </table:table-cell>
          <table:table-cell office:value-type="float" office:value="0.0968111448381658">
            <text:p>0.0968111448381658</text:p>
          </table:table-cell>
          <table:table-cell office:value-type="float" office:value="0.09921238147292982">
            <text:p>0.09921238147292982</text:p>
          </table:table-cell>
          <table:table-cell office:value-type="float" office:value="0.10019832148671141">
            <text:p>0.10019832148671141</text:p>
          </table:table-cell>
          <table:table-cell office:value-type="float" office:value="0.10051249146089844">
            <text:p>0.10051249146089844</text:p>
          </table:table-cell>
          <table:table-cell office:value-type="float" office:value="0.0995644530359117">
            <text:p>0.0995644530359117</text:p>
          </table:table-cell>
          <table:table-cell office:value-type="float" office:value="0.09834490529720862">
            <text:p>0.09834490529720862</text:p>
          </table:table-cell>
          <table:table-cell office:value-type="float" office:value="0.09768536065730814">
            <text:p>0.09768536065730814</text:p>
          </table:table-cell>
          <table:table-cell office:value-type="float" office:value="0.0991011844808415">
            <text:p>0.0991011844808415</text:p>
          </table:table-cell>
          <table:table-cell office:value-type="float" office:value="0.10351089184994505">
            <text:p>0.10351089184994505</text:p>
          </table:table-cell>
          <table:table-cell office:value-type="float" office:value="0.10599172182117839">
            <text:p>0.10599172182117839</text:p>
          </table:table-cell>
          <table:table-cell office:value-type="float" office:value="0.10479142409994216">
            <text:p>0.10479142409994216</text:p>
          </table:table-cell>
          <table:table-cell office:value-type="float" office:value="0.10150727992830466">
            <text:p>0.10150727992830466</text:p>
          </table:table-cell>
          <table:table-cell office:value-type="float" office:value="0.09705209065264715">
            <text:p>0.09705209065264715</text:p>
          </table:table-cell>
          <table:table-cell office:value-type="float" office:value="0.09021301968025289">
            <text:p>0.09021301968025289</text:p>
          </table:table-cell>
          <table:table-cell office:value-type="float" office:value="0.08014974889113056">
            <text:p>0.0801497488911305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2476563186664889">
            <text:p>0.22476563186664889</text:p>
          </table:table-cell>
          <table:table-cell office:value-type="float" office:value="0.2165215444810606">
            <text:p>0.2165215444810606</text:p>
          </table:table-cell>
          <table:table-cell office:value-type="float" office:value="0.19707894785888086">
            <text:p>0.19707894785888086</text:p>
          </table:table-cell>
          <table:table-cell office:value-type="float" office:value="0.19002308091215458">
            <text:p>0.19002308091215458</text:p>
          </table:table-cell>
          <table:table-cell office:value-type="float" office:value="0.17686161434750314">
            <text:p>0.17686161434750314</text:p>
          </table:table-cell>
          <table:table-cell office:value-type="float" office:value="0.17965922572795667">
            <text:p>0.17965922572795667</text:p>
          </table:table-cell>
          <table:table-cell office:value-type="float" office:value="0.20292119002118456">
            <text:p>0.20292119002118456</text:p>
          </table:table-cell>
          <table:table-cell office:value-type="float" office:value="0.1708644632273373">
            <text:p>0.1708644632273373</text:p>
          </table:table-cell>
          <table:table-cell office:value-type="float" office:value="0.19047942253910807">
            <text:p>0.19047942253910807</text:p>
          </table:table-cell>
          <table:table-cell office:value-type="float" office:value="0.20469055690167137">
            <text:p>0.20469055690167137</text:p>
          </table:table-cell>
          <table:table-cell office:value-type="float" office:value="0.20306879679876375">
            <text:p>0.20306879679876375</text:p>
          </table:table-cell>
          <table:table-cell office:value-type="float" office:value="0.20442895290663723">
            <text:p>0.20442895290663723</text:p>
          </table:table-cell>
          <table:table-cell office:value-type="float" office:value="0.2073914723845729">
            <text:p>0.2073914723845729</text:p>
          </table:table-cell>
          <table:table-cell office:value-type="float" office:value="0.2061608380695703">
            <text:p>0.2061608380695703</text:p>
          </table:table-cell>
          <table:table-cell office:value-type="float" office:value="0.20253307922330271">
            <text:p>0.20253307922330271</text:p>
          </table:table-cell>
          <table:table-cell office:value-type="float" office:value="0.20370468740022418">
            <text:p>0.20370468740022418</text:p>
          </table:table-cell>
          <table:table-cell office:value-type="float" office:value="0.2077207357530422">
            <text:p>0.2077207357530422</text:p>
          </table:table-cell>
          <table:table-cell office:value-type="float" office:value="0.2223994977501741">
            <text:p>0.2223994977501741</text:p>
          </table:table-cell>
          <table:table-cell office:value-type="float" office:value="0.219239465670545">
            <text:p>0.219239465670545</text:p>
          </table:table-cell>
          <table:table-cell office:value-type="float" office:value="0.2162588417975099">
            <text:p>0.2162588417975099</text:p>
          </table:table-cell>
          <table:table-cell office:value-type="float" office:value="0.21379440839069414">
            <text:p>0.21379440839069414</text:p>
          </table:table-cell>
          <table:table-cell office:value-type="float" office:value="0.20428616774597766">
            <text:p>0.20428616774597766</text:p>
          </table:table-cell>
          <table:table-cell office:value-type="float" office:value="0.24165070326737928">
            <text:p>0.24165070326737928</text:p>
          </table:table-cell>
          <table:table-cell office:value-type="float" office:value="0.23117711605225738">
            <text:p>0.2311771160522573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1361622344418527">
            <text:p>0.11361622344418527</text:p>
          </table:table-cell>
          <table:table-cell office:value-type="float" office:value="0.10845340682543023">
            <text:p>0.10845340682543023</text:p>
          </table:table-cell>
          <table:table-cell office:value-type="float" office:value="0.10656624813534535">
            <text:p>0.10656624813534535</text:p>
          </table:table-cell>
          <table:table-cell office:value-type="float" office:value="0.1031335543071966">
            <text:p>0.1031335543071966</text:p>
          </table:table-cell>
          <table:table-cell office:value-type="float" office:value="0.10161870800299169">
            <text:p>0.10161870800299169</text:p>
          </table:table-cell>
          <table:table-cell office:value-type="float" office:value="0.10096055754530472">
            <text:p>0.10096055754530472</text:p>
          </table:table-cell>
          <table:table-cell office:value-type="float" office:value="0.10940610189075224">
            <text:p>0.10940610189075224</text:p>
          </table:table-cell>
          <table:table-cell office:value-type="float" office:value="0.1284888052360799">
            <text:p>0.1284888052360799</text:p>
          </table:table-cell>
          <table:table-cell office:value-type="float" office:value="0.14598414569941856">
            <text:p>0.14598414569941856</text:p>
          </table:table-cell>
          <table:table-cell office:value-type="float" office:value="0.15445294536118936">
            <text:p>0.15445294536118936</text:p>
          </table:table-cell>
          <table:table-cell office:value-type="float" office:value="0.15828388932294657">
            <text:p>0.15828388932294657</text:p>
          </table:table-cell>
          <table:table-cell office:value-type="float" office:value="0.15985686255172601">
            <text:p>0.15985686255172601</text:p>
          </table:table-cell>
          <table:table-cell office:value-type="float" office:value="0.16035809077228308">
            <text:p>0.16035809077228308</text:p>
          </table:table-cell>
          <table:table-cell office:value-type="float" office:value="0.15884558591243883">
            <text:p>0.15884558591243883</text:p>
          </table:table-cell>
          <table:table-cell office:value-type="float" office:value="0.15689991384579705">
            <text:p>0.15689991384579705</text:p>
          </table:table-cell>
          <table:table-cell office:value-type="float" office:value="0.15584767329642454">
            <text:p>0.15584767329642454</text:p>
          </table:table-cell>
          <table:table-cell office:value-type="float" office:value="0.15810648513077386">
            <text:p>0.15810648513077386</text:p>
          </table:table-cell>
          <table:table-cell office:value-type="float" office:value="0.16514175253183053">
            <text:p>0.16514175253183053</text:p>
          </table:table-cell>
          <table:table-cell office:value-type="float" office:value="0.16909968006835405">
            <text:p>0.16909968006835405</text:p>
          </table:table-cell>
          <table:table-cell office:value-type="float" office:value="0.16718471956803943">
            <text:p>0.16718471956803943</text:p>
          </table:table-cell>
          <table:table-cell office:value-type="float" office:value="0.16194518086463738">
            <text:p>0.16194518086463738</text:p>
          </table:table-cell>
          <table:table-cell office:value-type="float" office:value="0.1548373514208565">
            <text:p>0.1548373514208565</text:p>
          </table:table-cell>
          <table:table-cell office:value-type="float" office:value="0.14392626616320048">
            <text:p>0.14392626616320048</text:p>
          </table:table-cell>
          <table:table-cell office:value-type="float" office:value="0.12787127770143417">
            <text:p>0.1278712777014341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3532013824292356">
            <text:p>0.33532013824292356</text:p>
          </table:table-cell>
          <table:table-cell office:value-type="float" office:value="0.32205230456639045">
            <text:p>0.32205230456639045</text:p>
          </table:table-cell>
          <table:table-cell office:value-type="float" office:value="0.30077385619610086">
            <text:p>0.30077385619610086</text:p>
          </table:table-cell>
          <table:table-cell office:value-type="float" office:value="0.29037780688925463">
            <text:p>0.29037780688925463</text:p>
          </table:table-cell>
          <table:table-cell office:value-type="float" office:value="0.2757426083954218">
            <text:p>0.2757426083954218</text:p>
          </table:table-cell>
          <table:table-cell office:value-type="float" office:value="0.2778996871229361">
            <text:p>0.2778996871229361</text:p>
          </table:table-cell>
          <table:table-cell office:value-type="float" office:value="0.3093794176070523">
            <text:p>0.3093794176070523</text:p>
          </table:table-cell>
          <table:table-cell office:value-type="float" office:value="0.29589316422763334">
            <text:p>0.29589316422763334</text:p>
          </table:table-cell>
          <table:table-cell office:value-type="float" office:value="0.33253243303551655">
            <text:p>0.33253243303551655</text:p>
          </table:table-cell>
          <table:table-cell office:value-type="float" office:value="0.3549842239680155">
            <text:p>0.3549842239680155</text:p>
          </table:table-cell>
          <table:table-cell office:value-type="float" office:value="0.3570904367109386">
            <text:p>0.3570904367109386</text:p>
          </table:table-cell>
          <table:table-cell office:value-type="float" office:value="0.35998122814401257">
            <text:p>0.35998122814401257</text:p>
          </table:table-cell>
          <table:table-cell office:value-type="float" office:value="0.3634314120911652">
            <text:p>0.3634314120911652</text:p>
          </table:table-cell>
          <table:table-cell office:value-type="float" office:value="0.3607289810403748">
            <text:p>0.3607289810403748</text:p>
          </table:table-cell>
          <table:table-cell office:value-type="float" office:value="0.3552079755083603">
            <text:p>0.3552079755083603</text:p>
          </table:table-cell>
          <table:table-cell office:value-type="float" office:value="0.3553556051886057">
            <text:p>0.3553556051886057</text:p>
          </table:table-cell>
          <table:table-cell office:value-type="float" office:value="0.3615696081921228">
            <text:p>0.3615696081921228</text:p>
          </table:table-cell>
          <table:table-cell office:value-type="float" office:value="0.3830940301088594">
            <text:p>0.3830940301088594</text:p>
          </table:table-cell>
          <table:table-cell office:value-type="float" office:value="0.3837855839998765">
            <text:p>0.3837855839998765</text:p>
          </table:table-cell>
          <table:table-cell office:value-type="float" office:value="0.3789415805236839">
            <text:p>0.3789415805236839</text:p>
          </table:table-cell>
          <table:table-cell office:value-type="float" office:value="0.37137857557347115">
            <text:p>0.37137857557347115</text:p>
          </table:table-cell>
          <table:table-cell office:value-type="float" office:value="0.35495391545772725">
            <text:p>0.35495391545772725</text:p>
          </table:table-cell>
          <table:table-cell office:value-type="float" office:value="0.3816997002362271">
            <text:p>0.3816997002362271</text:p>
          </table:table-cell>
          <table:table-cell office:value-type="float" office:value="0.35560316004587056">
            <text:p>0.3556031600458705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126847741647096">
            <text:p>0.2126847741647096</text:p>
          </table:table-cell>
          <table:table-cell office:value-type="float" office:value="0.2049899526369821">
            <text:p>0.2049899526369821</text:p>
          </table:table-cell>
          <table:table-cell office:value-type="float" office:value="0.1857456131402641">
            <text:p>0.1857456131402641</text:p>
          </table:table-cell>
          <table:table-cell office:value-type="float" office:value="0.1790547053028562">
            <text:p>0.1790547053028562</text:p>
          </table:table-cell>
          <table:table-cell office:value-type="float" office:value="0.16605275665785849">
            <text:p>0.16605275665785849</text:p>
          </table:table-cell>
          <table:table-cell office:value-type="float" office:value="0.1689209771169932">
            <text:p>0.1689209771169932</text:p>
          </table:table-cell>
          <table:table-cell office:value-type="float" office:value="0.1912859268619668">
            <text:p>0.1912859268619668</text:p>
          </table:table-cell>
          <table:table-cell office:value-type="float" office:value="0.15718944064026572">
            <text:p>0.15718944064026572</text:p>
          </table:table-cell>
          <table:table-cell office:value-type="float" office:value="0.1749418175478457">
            <text:p>0.1749418175478457</text:p>
          </table:table-cell>
          <table:table-cell office:value-type="float" office:value="0.18825207182408557">
            <text:p>0.18825207182408557</text:p>
          </table:table-cell>
          <table:table-cell office:value-type="float" office:value="0.18622155728526169">
            <text:p>0.18622155728526169</text:p>
          </table:table-cell>
          <table:table-cell office:value-type="float" office:value="0.18741419034292817">
            <text:p>0.18741419034292817</text:p>
          </table:table-cell>
          <table:table-cell office:value-type="float" office:value="0.19032371579312468">
            <text:p>0.19032371579312468</text:p>
          </table:table-cell>
          <table:table-cell office:value-type="float" office:value="0.18925417641833292">
            <text:p>0.18925417641833292</text:p>
          </table:table-cell>
          <table:table-cell office:value-type="float" office:value="0.1858333355366995">
            <text:p>0.1858333355366995</text:p>
          </table:table-cell>
          <table:table-cell office:value-type="float" office:value="0.18711732695987487">
            <text:p>0.18711732695987487</text:p>
          </table:table-cell>
          <table:table-cell office:value-type="float" office:value="0.19089312567642355">
            <text:p>0.19089312567642355</text:p>
          </table:table-cell>
          <table:table-cell office:value-type="float" office:value="0.20482394143606222">
            <text:p>0.20482394143606222</text:p>
          </table:table-cell>
          <table:table-cell office:value-type="float" office:value="0.20124137872448064">
            <text:p>0.20124137872448064</text:p>
          </table:table-cell>
          <table:table-cell office:value-type="float" office:value="0.19846449702195987">
            <text:p>0.19846449702195987</text:p>
          </table:table-cell>
          <table:table-cell office:value-type="float" office:value="0.1965583955074951">
            <text:p>0.1965583955074951</text:p>
          </table:table-cell>
          <table:table-cell office:value-type="float" office:value="0.18780663027323605">
            <text:p>0.18780663027323605</text:p>
          </table:table-cell>
          <table:table-cell office:value-type="float" office:value="0.2263403714197882">
            <text:p>0.2263403714197882</text:p>
          </table:table-cell>
          <table:table-cell office:value-type="float" office:value="0.21757717675582697">
            <text:p>0.217577176755826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838626997760163">
            <text:p>0.02838626997760163</text:p>
          </table:table-cell>
          <table:table-cell office:value-type="float" office:value="0.027096374028394835">
            <text:p>0.027096374028394835</text:p>
          </table:table-cell>
          <table:table-cell office:value-type="float" office:value="0.02662487977833604">
            <text:p>0.02662487977833604</text:p>
          </table:table-cell>
          <table:table-cell office:value-type="float" office:value="0.025767243687270805">
            <text:p>0.025767243687270805</text:p>
          </table:table-cell>
          <table:table-cell office:value-type="float" office:value="0.0253887692505909">
            <text:p>0.0253887692505909</text:p>
          </table:table-cell>
          <table:table-cell office:value-type="float" office:value="0.025224334665357895">
            <text:p>0.025224334665357895</text:p>
          </table:table-cell>
          <table:table-cell office:value-type="float" office:value="0.02733439865648728">
            <text:p>0.02733439865648728</text:p>
          </table:table-cell>
          <table:table-cell office:value-type="float" office:value="0.03210208721928356">
            <text:p>0.03210208721928356</text:p>
          </table:table-cell>
          <table:table-cell office:value-type="float" office:value="0.036473183552954216">
            <text:p>0.036473183552954216</text:p>
          </table:table-cell>
          <table:table-cell office:value-type="float" office:value="0.03858905773269546">
            <text:p>0.03858905773269546</text:p>
          </table:table-cell>
          <table:table-cell office:value-type="float" office:value="0.0395461940136853">
            <text:p>0.0395461940136853</text:p>
          </table:table-cell>
          <table:table-cell office:value-type="float" office:value="0.03993919108211579">
            <text:p>0.03993919108211579</text:p>
          </table:table-cell>
          <table:table-cell office:value-type="float" office:value="0.040064419673225264">
            <text:p>0.040064419673225264</text:p>
          </table:table-cell>
          <table:table-cell office:value-type="float" office:value="0.0396865302310977">
            <text:p>0.0396865302310977</text:p>
          </table:table-cell>
          <table:table-cell office:value-type="float" office:value="0.03920041679678952">
            <text:p>0.03920041679678952</text:p>
          </table:table-cell>
          <table:table-cell office:value-type="float" office:value="0.03893752138088495">
            <text:p>0.03893752138088495</text:p>
          </table:table-cell>
          <table:table-cell office:value-type="float" office:value="0.039501870737118604">
            <text:p>0.039501870737118604</text:p>
          </table:table-cell>
          <table:table-cell office:value-type="float" office:value="0.04125958626186626">
            <text:p>0.04125958626186626</text:p>
          </table:table-cell>
          <table:table-cell office:value-type="float" office:value="0.04224844855809213">
            <text:p>0.04224844855809213</text:p>
          </table:table-cell>
          <table:table-cell office:value-type="float" office:value="0.0417700082076692">
            <text:p>0.0417700082076692</text:p>
          </table:table-cell>
          <table:table-cell office:value-type="float" office:value="0.040460943747645924">
            <text:p>0.040460943747645924</text:p>
          </table:table-cell>
          <table:table-cell office:value-type="float" office:value="0.03868509907133485">
            <text:p>0.03868509907133485</text:p>
          </table:table-cell>
          <table:table-cell office:value-type="float" office:value="0.03595903581660423">
            <text:p>0.03595903581660423</text:p>
          </table:table-cell>
          <table:table-cell office:value-type="float" office:value="0.0319478020055555">
            <text:p>0.031947802005555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87750333769906">
            <text:p>0.1987750333769906</text:p>
          </table:table-cell>
          <table:table-cell office:value-type="float" office:value="0.1897425289106152">
            <text:p>0.1897425289106152</text:p>
          </table:table-cell>
          <table:table-cell office:value-type="float" office:value="0.18644088747035306">
            <text:p>0.18644088747035306</text:p>
          </table:table-cell>
          <table:table-cell office:value-type="float" office:value="0.1804352853690086">
            <text:p>0.1804352853690086</text:p>
          </table:table-cell>
          <table:table-cell office:value-type="float" office:value="0.17778501575476438">
            <text:p>0.17778501575476438</text:p>
          </table:table-cell>
          <table:table-cell office:value-type="float" office:value="0.17663356154137813">
            <text:p>0.17663356154137813</text:p>
          </table:table-cell>
          <table:table-cell office:value-type="float" office:value="0.19140929786021335">
            <text:p>0.19140929786021335</text:p>
          </table:table-cell>
          <table:table-cell office:value-type="float" office:value="0.22479506689393045">
            <text:p>0.22479506689393045</text:p>
          </table:table-cell>
          <table:table-cell office:value-type="float" office:value="0.25540369635828103">
            <text:p>0.25540369635828103</text:p>
          </table:table-cell>
          <table:table-cell office:value-type="float" office:value="0.27022011855927647">
            <text:p>0.27022011855927647</text:p>
          </table:table-cell>
          <table:table-cell office:value-type="float" office:value="0.2769224713640025">
            <text:p>0.2769224713640025</text:p>
          </table:table-cell>
          <table:table-cell office:value-type="float" office:value="0.2796744357980734">
            <text:p>0.2796744357980734</text:p>
          </table:table-cell>
          <table:table-cell office:value-type="float" office:value="0.2805513497919589">
            <text:p>0.2805513497919589</text:p>
          </table:table-cell>
          <table:table-cell office:value-type="float" office:value="0.27790517660573133">
            <text:p>0.27790517660573133</text:p>
          </table:table-cell>
          <table:table-cell office:value-type="float" office:value="0.27450116423616505">
            <text:p>0.27450116423616505</text:p>
          </table:table-cell>
          <table:table-cell office:value-type="float" office:value="0.2726602374390796">
            <text:p>0.2726602374390796</text:p>
          </table:table-cell>
          <table:table-cell office:value-type="float" office:value="0.2766120973421292">
            <text:p>0.2766120973421292</text:p>
          </table:table-cell>
          <table:table-cell office:value-type="float" office:value="0.28892051131742913">
            <text:p>0.28892051131742913</text:p>
          </table:table-cell>
          <table:table-cell office:value-type="float" office:value="0.29584502574262955">
            <text:p>0.29584502574262955</text:p>
          </table:table-cell>
          <table:table-cell office:value-type="float" office:value="0.2924947441910475">
            <text:p>0.2924947441910475</text:p>
          </table:table-cell>
          <table:table-cell office:value-type="float" office:value="0.2833280121075753">
            <text:p>0.2833280121075753</text:p>
          </table:table-cell>
          <table:table-cell office:value-type="float" office:value="0.27089264863486107">
            <text:p>0.27089264863486107</text:p>
          </table:table-cell>
          <table:table-cell office:value-type="float" office:value="0.2518033736130133">
            <text:p>0.2518033736130133</text:p>
          </table:table-cell>
          <table:table-cell office:value-type="float" office:value="0.22371468371810083">
            <text:p>0.2237146837181008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6014409453529116">
            <text:p>0.16014409453529116</text:p>
          </table:table-cell>
          <table:table-cell office:value-type="float" office:value="0.15286701237573236">
            <text:p>0.15286701237573236</text:p>
          </table:table-cell>
          <table:table-cell office:value-type="float" office:value="0.15020702852389584">
            <text:p>0.15020702852389584</text:p>
          </table:table-cell>
          <table:table-cell office:value-type="float" office:value="0.14536858531340033">
            <text:p>0.14536858531340033</text:p>
          </table:table-cell>
          <table:table-cell office:value-type="float" office:value="0.14323338241373476">
            <text:p>0.14323338241373476</text:p>
          </table:table-cell>
          <table:table-cell office:value-type="float" office:value="0.14230570759829742">
            <text:p>0.14230570759829742</text:p>
          </table:table-cell>
          <table:table-cell office:value-type="float" office:value="0.15420985307206253">
            <text:p>0.15420985307206253</text:p>
          </table:table-cell>
          <table:table-cell office:value-type="float" office:value="0.1811072639864842">
            <text:p>0.1811072639864842</text:p>
          </table:table-cell>
          <table:table-cell office:value-type="float" office:value="0.2057672585907262">
            <text:p>0.2057672585907262</text:p>
          </table:table-cell>
          <table:table-cell office:value-type="float" office:value="0.21770418284786394">
            <text:p>0.21770418284786394</text:p>
          </table:table-cell>
          <table:table-cell office:value-type="float" office:value="0.22310396672883614">
            <text:p>0.22310396672883614</text:p>
          </table:table-cell>
          <table:table-cell office:value-type="float" office:value="0.22532110056602211">
            <text:p>0.22532110056602211</text:p>
          </table:table-cell>
          <table:table-cell office:value-type="float" office:value="0.2260275906877951">
            <text:p>0.2260275906877951</text:p>
          </table:table-cell>
          <table:table-cell office:value-type="float" office:value="0.2238956880957414">
            <text:p>0.2238956880957414</text:p>
          </table:table-cell>
          <table:table-cell office:value-type="float" office:value="0.2211532285954211">
            <text:p>0.2211532285954211</text:p>
          </table:table-cell>
          <table:table-cell office:value-type="float" office:value="0.21967007676283704">
            <text:p>0.21967007676283704</text:p>
          </table:table-cell>
          <table:table-cell office:value-type="float" office:value="0.2228539123540197">
            <text:p>0.2228539123540197</text:p>
          </table:table-cell>
          <table:table-cell office:value-type="float" office:value="0.23277024730691973">
            <text:p>0.23277024730691973</text:p>
          </table:table-cell>
          <table:table-cell office:value-type="float" office:value="0.23834901680266993">
            <text:p>0.23834901680266993</text:p>
          </table:table-cell>
          <table:table-cell office:value-type="float" office:value="0.23564984580316606">
            <text:p>0.23564984580316606</text:p>
          </table:table-cell>
          <table:table-cell office:value-type="float" office:value="0.22826462249611762">
            <text:p>0.22826462249611762</text:p>
          </table:table-cell>
          <table:table-cell office:value-type="float" office:value="0.21824601004905972">
            <text:p>0.21824601004905972</text:p>
          </table:table-cell>
          <table:table-cell office:value-type="float" office:value="0.20286664065959">
            <text:p>0.20286664065959</text:p>
          </table:table-cell>
          <table:table-cell office:value-type="float" office:value="0.18023684790602876">
            <text:p>0.1802368479060287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412351013998316">
            <text:p>0.16412351013998316</text:p>
          </table:table-cell>
          <table:table-cell office:value-type="float" office:value="0.1586344320394834">
            <text:p>0.1586344320394834</text:p>
          </table:table-cell>
          <table:table-cell office:value-type="float" office:value="0.14020404012538779">
            <text:p>0.14020404012538779</text:p>
          </table:table-cell>
          <table:table-cell office:value-type="float" office:value="0.1349804406500989">
            <text:p>0.1349804406500989</text:p>
          </table:table-cell>
          <table:table-cell office:value-type="float" office:value="0.12263071429558453">
            <text:p>0.12263071429558453</text:p>
          </table:table-cell>
          <table:table-cell office:value-type="float" office:value="0.1257783204829555">
            <text:p>0.1257783204829555</text:p>
          </table:table-cell>
          <table:table-cell office:value-type="float" office:value="0.14453045324249986">
            <text:p>0.14453045324249986</text:p>
          </table:table-cell>
          <table:table-cell office:value-type="float" office:value="0.10231038782461617">
            <text:p>0.10231038782461617</text:p>
          </table:table-cell>
          <table:table-cell office:value-type="float" office:value="0.11259201016632951">
            <text:p>0.11259201016632951</text:p>
          </table:table-cell>
          <table:table-cell office:value-type="float" office:value="0.12228376276587834">
            <text:p>0.12228376276587834</text:p>
          </table:table-cell>
          <table:table-cell office:value-type="float" office:value="0.11862014924135315">
            <text:p>0.11862014924135315</text:p>
          </table:table-cell>
          <table:table-cell office:value-type="float" office:value="0.11914128945759998">
            <text:p>0.11914128945759998</text:p>
          </table:table-cell>
          <table:table-cell office:value-type="float" office:value="0.12183566061511503">
            <text:p>0.12183566061511503</text:p>
          </table:table-cell>
          <table:table-cell office:value-type="float" office:value="0.121411764371665">
            <text:p>0.121411764371665</text:p>
          </table:table-cell>
          <table:table-cell office:value-type="float" office:value="0.11882242914391948">
            <text:p>0.11882242914391948</text:p>
          </table:table-cell>
          <table:table-cell office:value-type="float" office:value="0.12055464215055038">
            <text:p>0.12055464215055038</text:p>
          </table:table-cell>
          <table:table-cell office:value-type="float" office:value="0.12336520275626123">
            <text:p>0.12336520275626123</text:p>
          </table:table-cell>
          <table:table-cell office:value-type="float" office:value="0.13428868463324922">
            <text:p>0.13428868463324922</text:p>
          </table:table-cell>
          <table:table-cell office:value-type="float" office:value="0.12901958528400437">
            <text:p>0.12901958528400437</text:p>
          </table:table-cell>
          <table:table-cell office:value-type="float" office:value="0.12706080838083847">
            <text:p>0.12706080838083847</text:p>
          </table:table-cell>
          <table:table-cell office:value-type="float" office:value="0.12739046807072454">
            <text:p>0.12739046807072454</text:p>
          </table:table-cell>
          <table:table-cell office:value-type="float" office:value="0.12167456519907961">
            <text:p>0.12167456519907961</text:p>
          </table:table-cell>
          <table:table-cell office:value-type="float" office:value="0.1648442931638169">
            <text:p>0.1648442931638169</text:p>
          </table:table-cell>
          <table:table-cell office:value-type="float" office:value="0.16293328218570186">
            <text:p>0.1629332821857018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6772539955203406">
            <text:p>0.056772539955203406</text:p>
          </table:table-cell>
          <table:table-cell office:value-type="float" office:value="0.05419274805678982">
            <text:p>0.05419274805678982</text:p>
          </table:table-cell>
          <table:table-cell office:value-type="float" office:value="0.05324975955667222">
            <text:p>0.05324975955667222</text:p>
          </table:table-cell>
          <table:table-cell office:value-type="float" office:value="0.05153448737454161">
            <text:p>0.05153448737454161</text:p>
          </table:table-cell>
          <table:table-cell office:value-type="float" office:value="0.0507775385011818">
            <text:p>0.0507775385011818</text:p>
          </table:table-cell>
          <table:table-cell office:value-type="float" office:value="0.05044866933071579">
            <text:p>0.05044866933071579</text:p>
          </table:table-cell>
          <table:table-cell office:value-type="float" office:value="0.05466879731297441">
            <text:p>0.05466879731297441</text:p>
          </table:table-cell>
          <table:table-cell office:value-type="float" office:value="0.06420417443856712">
            <text:p>0.06420417443856712</text:p>
          </table:table-cell>
          <table:table-cell office:value-type="float" office:value="0.0729463671059083">
            <text:p>0.0729463671059083</text:p>
          </table:table-cell>
          <table:table-cell office:value-type="float" office:value="0.07717811546539093">
            <text:p>0.07717811546539093</text:p>
          </table:table-cell>
          <table:table-cell office:value-type="float" office:value="0.0790923880273706">
            <text:p>0.0790923880273706</text:p>
          </table:table-cell>
          <table:table-cell office:value-type="float" office:value="0.07987838216423145">
            <text:p>0.07987838216423145</text:p>
          </table:table-cell>
          <table:table-cell office:value-type="float" office:value="0.08012883934645053">
            <text:p>0.08012883934645053</text:p>
          </table:table-cell>
          <table:table-cell office:value-type="float" office:value="0.0793730604621954">
            <text:p>0.0793730604621954</text:p>
          </table:table-cell>
          <table:table-cell office:value-type="float" office:value="0.0784008335935789">
            <text:p>0.0784008335935789</text:p>
          </table:table-cell>
          <table:table-cell office:value-type="float" office:value="0.07787504276177006">
            <text:p>0.07787504276177006</text:p>
          </table:table-cell>
          <table:table-cell office:value-type="float" office:value="0.07900374147423735">
            <text:p>0.07900374147423735</text:p>
          </table:table-cell>
          <table:table-cell office:value-type="float" office:value="0.08251917252373252">
            <text:p>0.08251917252373252</text:p>
          </table:table-cell>
          <table:table-cell office:value-type="float" office:value="0.08449689711618426">
            <text:p>0.08449689711618426</text:p>
          </table:table-cell>
          <table:table-cell office:value-type="float" office:value="0.08354001641533854">
            <text:p>0.08354001641533854</text:p>
          </table:table-cell>
          <table:table-cell office:value-type="float" office:value="0.08092188749529185">
            <text:p>0.08092188749529185</text:p>
          </table:table-cell>
          <table:table-cell office:value-type="float" office:value="0.07737019814266985">
            <text:p>0.07737019814266985</text:p>
          </table:table-cell>
          <table:table-cell office:value-type="float" office:value="0.0719180716332086">
            <text:p>0.0719180716332086</text:p>
          </table:table-cell>
          <table:table-cell office:value-type="float" office:value="0.06389560401111115">
            <text:p>0.0638956040111111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